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ed0b"/>
    </style:style>
    <style:style style:name="P2" style:family="paragraph" style:parent-style-name="Standard">
      <style:text-properties officeooo:rsid="001bed0b" officeooo:paragraph-rsid="001bed0b"/>
    </style:style>
    <style:style style:name="P3" style:family="paragraph" style:parent-style-name="Standard">
      <style:text-properties officeooo:rsid="001bed0b" officeooo:paragraph-rsid="001c8a11"/>
    </style:style>
    <style:style style:name="P4" style:family="paragraph" style:parent-style-name="Standard">
      <style:text-properties officeooo:rsid="001c8a11" officeooo:paragraph-rsid="001c8a11"/>
    </style:style>
    <style:style style:name="P5" style:family="paragraph" style:parent-style-name="Standard">
      <style:text-properties fo:font-weight="bold" officeooo:rsid="001c8a11" officeooo:paragraph-rsid="001c8a11" style:font-weight-asian="bold" style:font-weight-complex="bold"/>
    </style:style>
    <style:style style:name="P6" style:family="paragraph" style:parent-style-name="Standard">
      <style:text-properties fo:font-weight="normal" officeooo:rsid="001c8a11" officeooo:paragraph-rsid="001c8a11" style:font-weight-asian="normal" style:font-weight-complex="normal"/>
    </style:style>
    <style:style style:name="P7" style:family="paragraph" style:parent-style-name="Standard">
      <style:text-properties fo:font-weight="normal" officeooo:rsid="001c8a11" officeooo:paragraph-rsid="001e0860" style:font-weight-asian="normal" style:font-weight-complex="normal"/>
    </style:style>
    <style:style style:name="P8" style:family="paragraph" style:parent-style-name="Standard">
      <style:text-properties fo:font-weight="normal" officeooo:rsid="001e0860" officeooo:paragraph-rsid="001e0860" style:font-weight-asian="normal" style:font-weight-complex="normal"/>
    </style:style>
    <style:style style:name="T1" style:family="text">
      <style:text-properties officeooo:rsid="001bed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JERCICIO</text:p>
      <text:p text:style-name="P1">1 Datos: </text:p>
      <text:p text:style-name="P1">• Nómina del mes de enero </text:p>
      <text:p text:style-name="P1">• Contrato indefinido </text:p>
      <text:p text:style-name="P1">• Conceptos salariales: </text:p>
      <text:p text:style-name="P1">◦ Salario base: 1.950€ /mes </text:p>
      <text:p text:style-name="P1">◦ Plus de puntualidad: 30€ /mes </text:p>
      <text:p text:style-name="P1"/>
      <text:p text:style-name="P1">◦ Percibe 2 pagas extras al año, a cobrar en julio y diciembre, cada una por importe de un salario base <text:span text:style-name="T1">=325</text:span></text:p>
      <text:p text:style-name="P1"/>
      <text:p text:style-name="P1">◦ Dietas: ha comido fuera del municipio de su puesto de trabajo un total de 12 días en este mes, y ha cobrado por ello 336€ en concepto de dietas. </text:p>
      <text:p text:style-name="P1"/>
      <text:p text:style-name="P1">◦ IRPF: 6% </text:p>
      <text:p text:style-name="P1"/>
      <text:p text:style-name="P2">devengo(A)</text:p>
      <text:p text:style-name="P2">saB=1950</text:p>
      <text:p text:style-name="P2">30</text:p>
      <text:p text:style-name="P2">336=28e /d=26,67+1,33=15,96</text:p>
      <text:p text:style-name="P2"/>
      <text:p text:style-name="P2">A=2316</text:p>
      <text:p text:style-name="P2">“A”=1995,96</text:p>
      <text:p text:style-name="P2"/>
      <text:p text:style-name="P2">Bases cot</text:p>
      <text:p text:style-name="P2">BC=1.995,96+pgEx=2320,96</text:p>
      <text:p text:style-name="P2"/>
      <text:p text:style-name="P2">Deducciones (B) </text:p>
      <text:p text:style-name="P2">comunes(BC)</text:p>
      <text:p text:style-name="P2">4,7=109,09</text:p>
      <text:p text:style-name="P2">0,15=3,48</text:p>
      <text:p text:style-name="P2"/>
      <text:p text:style-name="P2">profesional</text:p>
      <text:p text:style-name="P2">0,10=2,32</text:p>
      <text:p text:style-name="P2">1,55=35,98</text:p>
      <text:p text:style-name="P2"/>
      <text:p text:style-name="P2">parte1=150,87</text:p>
      <text:p text:style-name="P2">irpf=6% * “A”=119,76</text:p>
      <text:p text:style-name="P2"/>
      <text:p text:style-name="P2">B=270,63</text:p>
      <text:p text:style-name="P2"/>
      <text:p text:style-name="P2">total= A-B=2045,37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2. EJERCICIO2</text:p>
      <text:p text:style-name="P3">Datos:</text:p>
      <text:p text:style-name="P3">• Nómina del mes de agosto </text:p>
      <text:p text:style-name="P3">• Contrato temporal </text:p>
      <text:p text:style-name="P3">• Conceptos salariales: </text:p>
      <text:p text:style-name="P3">◦ Salario base: 2.150€ /mes </text:p>
      <text:p text:style-name="P3">◦ Antigüedad: cobra 2 trienios, cada uno de ellos por valor de 12€ </text:p>
      <text:p text:style-name="P3"/>
      <text:p text:style-name="P3">◦ Horas extra fuerza mayor: ha realizado 4 horas extra. Según el convenio colectivo aplicable, cada hora extra se paga a 9€ </text:p>
      <text:p text:style-name="P3"/>
      <text:p text:style-name="P3">◦ Percibe 2 pagas extras al año, prorrateadas, cada una por importe de un salario base + antigüedad </text:p>
      <text:p text:style-name="P3"/>
      <text:p text:style-name="P3">◦ Kilometraje: ha realizado 85 Km, y ha percibido por ello un total de 18,70€ </text:p>
      <text:p text:style-name="P3"/>
      <text:p text:style-name="P3">◦ IRPF: 14% </text:p>
      <text:p text:style-name="P3"/>
      <text:p text:style-name="P4">devengo(A)</text:p>
      <text:p text:style-name="P4">2150</text:p>
      <text:p text:style-name="P4">24</text:p>
      <text:p text:style-name="P4">36</text:p>
      <text:p text:style-name="P4">pgEx=362,33</text:p>
      <text:p text:style-name="P4">18,70</text:p>
      <text:p text:style-name="P4"/>
      <text:p text:style-name="P4">A=2.591,03</text:p>
      <text:p text:style-name="P4">“A”=2572,33</text:p>
      <text:p text:style-name="P5"/>
      <text:p text:style-name="P5">bases cotizacion</text:p>
      <text:p text:style-name="P6"/>
      <text:p text:style-name="P6">BC=2.536,33</text:p>
      <text:p text:style-name="P6">Bcp=2572,33</text:p>
      <text:p text:style-name="P6">Bex=36</text:p>
      <text:p text:style-name="P6"/>
      <text:p text:style-name="P6">Deducciones (B) </text:p>
      <text:p text:style-name="P6">comunes(BC)</text:p>
      <text:p text:style-name="P6">4,7=119,21</text:p>
      <text:p text:style-name="P6">0,15=3,8</text:p>
      <text:p text:style-name="P6">profesional(Bcp)</text:p>
      <text:p text:style-name="P6">0,10=2,57</text:p>
      <text:p text:style-name="P6">1,6=41,16</text:p>
      <text:p text:style-name="P6"/>
      <text:p text:style-name="P6">horasEx(Bex)</text:p>
      <text:p text:style-name="P6">2=0,72</text:p>
      <text:p text:style-name="P6"/>
      <text:p text:style-name="P6">parte 1=167,46</text:p>
      <text:p text:style-name="P6">irpf=14% * “A”=360,13</text:p>
      <text:p text:style-name="P6"/>
      <text:p text:style-name="P6">B=527,59</text:p>
      <text:p text:style-name="P6"/>
      <text:p text:style-name="P6">total=A-B=2063,44</text:p>
      <text:p text:style-name="P6"/>
      <text:p text:style-name="P6"><text:soft-page-break/></text:p>
      <text:p text:style-name="P7">3. EJERCICIO 3</text:p>
      <text:p text:style-name="P7">Datos del ejercicio: </text:p>
      <text:p text:style-name="P7">• Mes de la nómina: octubre. </text:p>
      <text:p text:style-name="P7">• Contrato indefinido. </text:p>
      <text:p text:style-name="P7">• Conceptos salariales: </text:p>
      <text:p text:style-name="P7">◦ Salario base: 1.800€ / mes. </text:p>
      <text:p text:style-name="P7">◦ Plus de nocturnidad: ha trabajado 10 noches este mes. Según el convenio, se paga a 25€ cada noche trabajada. </text:p>
      <text:p text:style-name="P7"/>
      <text:p text:style-name="P7">◦ Pagas extras: tiene derecho a 3 pagas extras al año (verano, navidad y beneficios), cada una por importe de 1 Salario Base. Las pagas están prorrateadas. </text:p>
      <text:p text:style-name="P7"/>
      <text:p text:style-name="P7">◦ Dietas: ha pasado 2 días fuera de casa por trabajo (durmiendo y comiendo fuera) dentro de España. Percibió por ello un total de 190€. </text:p>
      <text:p text:style-name="P7"/>
      <text:p text:style-name="P7">◦ IRPF: 10% </text:p>
      <text:p text:style-name="P7"/>
      <text:p text:style-name="P8">devengo(A)</text:p>
      <text:p text:style-name="P7">1800</text:p>
      <text:p text:style-name="P8">250</text:p>
      <text:p text:style-name="P8">450</text:p>
      <text:p text:style-name="P8">190=95=53,34 +41,66=83,32</text:p>
      <text:p text:style-name="P8"/>
      <text:p text:style-name="P8">A=2690</text:p>
      <text:p text:style-name="P8">“A”=2583,32</text:p>
      <text:p text:style-name="P8"/>
      <text:p text:style-name="P8">bases cotizacion</text:p>
      <text:p text:style-name="P8">BC=2583,32</text:p>
      <text:p text:style-name="P8"/>
      <text:p text:style-name="P8">Deducciones (B) </text:p>
      <text:p text:style-name="P8">cumunes(BC)</text:p>
      <text:p text:style-name="P8">4,7=121,42</text:p>
      <text:p text:style-name="P8">0,15=3,88</text:p>
      <text:p text:style-name="P8"/>
      <text:p text:style-name="P8">profesionales</text:p>
      <text:p text:style-name="P8">1,55=40,04</text:p>
      <text:p text:style-name="P8">0,10=2,58</text:p>
      <text:p text:style-name="P8"/>
      <text:p text:style-name="P8">parte 1=167,92</text:p>
      <text:p text:style-name="P8"/>
      <text:p text:style-name="P8">irpf=10% * ”A”=258,33</text:p>
      <text:p text:style-name="P8"/>
      <text:p text:style-name="P8">B=426,25</text:p>
      <text:p text:style-name="P8"/>
      <text:p text:style-name="P8">total=A-B=2263,7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1T16:02:45.873733400</meta:creation-date>
    <dc:date>2026-02-11T16:38:46.662574700</dc:date>
    <meta:editing-duration>PT19M20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95" meta:word-count="353" meta:character-count="2188" meta:non-whitespace-character-count="1901"/>
  </office:meta>
</office:document-meta>
</file>